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5.828cm" style:use-optimal-column-width="false"/>
    </style:style>
    <style:style style:name="co2" style:family="table-column">
      <style:table-column-properties style:column-width="6.667cm" style:use-optimal-column-width="false"/>
    </style:style>
    <style:style style:name="co3" style:family="table-column">
      <style:table-column-properties style:column-width="149.257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19.091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31.751cm" svg:height="152.928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ہلچل ہے فوجِ شام میں عباسؑ آتے ہیں</text:span></text:p>
              </table:table-cell>
              <table:table-cell table:style-name="ce2"/>
              <table:table-cell table:style-name="ce3">
                <text:p text:style-name="P2"><text:span text:style-name="T2">Halchal hay fauj e shaam mein Abbas atay hain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تیروں پہ تیر نیزوں پر نیزے چلاتے ہیں</text:span></text:p>
              </table:table-cell>
              <table:table-cell/>
              <table:table-cell>
                <text:p text:style-name="P2"><text:span text:style-name="T2">Teeron pe teer naizon pe naizay chalaty hain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کیا وقت پڑ گیا ہے محمدؐ کی آل پر</text:span><text:span text:style-name="T3"><text:line-break/></text:span><text:span text:style-name="T3">چادر نہیں ہے بالوں سے منہ کو چھپاتے ہیں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Kya waqt parr gaya hay Muhammad ki aal par</text:span><text:span text:style-name="T2"><text:line-break/></text:span><text:span text:style-name="T2">Chadar nahi hay baalon se mun ko chhupatay hain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اصغرؑ کو ماں چھپاتی ہے جھک جھک کے گود میں</text:span><text:span text:style-name="T3"><text:line-break/></text:span><text:span text:style-name="T3">خیموں کو توڑ توڑ کے جب تیر آتے ہیں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Asghar ko maa chhupati hay jhuk jhuk kay goud me</text:span><text:span text:style-name="T2"><text:line-break/></text:span><text:span text:style-name="T2">Khaimon ko torr torr kay jab teer atay hain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دل پانی پانی ہوتا ہے بچوں کی پیاس سے</text:span><text:span text:style-name="T3"><text:line-break/></text:span><text:span text:style-name="T3">سوکھی زبان ہونٹوں پر اصغرؑ بھراتے ہیں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Dil pani pani hota hay bachon ki pyas se</text:span><text:span text:style-name="T2"><text:line-break/></text:span><text:span text:style-name="T2">Sookhi zubaan honton par Asghar phiraty hain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گھوڑے دوڑائے شام کے لشکر جو آتے ہیں</text:span><text:span text:style-name="T3"><text:line-break/></text:span><text:span text:style-name="T3">کم عمر بچے خیموں میں گھبرائے جاتے ہیں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Ghoray doraye shaam kay lashkar jo atay hain</text:span><text:span text:style-name="T2"><text:line-break/></text:span><text:span text:style-name="T2">Kam umr bachay khaimon me ghabraye jatay hain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دنیا کو دیدیا ہے سبق یہ حسینؑ نے</text:span><text:span text:style-name="T3"><text:line-break/></text:span><text:span text:style-name="T3">راہِ خدا میں اس طرح سر کو کٹاتے ہیں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Dunya ko de diya hay sabaq ye Hussain ne</text:span><text:span text:style-name="T2"><text:line-break/></text:span><text:span text:style-name="T2">Raah e khuda me is tarhan sar ko kataty hain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اللہ رے صبر سیدِ والا کا دیکھیئے</text:span><text:span text:style-name="T3"><text:line-break/></text:span><text:span text:style-name="T3">رن میں جوان بیٹے کا لاشہ اٹھاتے ہیں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Allah re sabar sayed e waala ka dekhiye</text:span><text:span text:style-name="T2"><text:line-break/></text:span><text:span text:style-name="T2">Rann me jawan betay ka laasha uthaty hain</text:span></text:p>
              </table:table-cell>
            </table:table-row>
            <table:table-row table:style-name="ro2" table:default-cell-style-name="ce3">
              <table:table-cell table:style-name="ce5">
                <text:p text:style-name="P4"><text:span text:style-name="T3">جس وقت یہ سنا کہ میں مرتی ہوں پیاس سے</text:span><text:span text:style-name="T3"><text:line-break/></text:span><text:span text:style-name="T3">مشکیزہ لے ہاتھوں میں عباسؑ جاتے ہیں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Jis waqt ye suna kay mai marti hun pyas se</text:span><text:span text:style-name="T2"><text:line-break/></text:span><text:span text:style-name="T2">Mashkeeza le haathon me Abbas jatay hain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31.75cm" fo:page-height="152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01:53.834704700</dc:date>
    <meta:editing-duration>PT1H11M15S</meta:editing-duration>
    <meta:editing-cycles>23</meta:editing-cycles>
    <meta:generator>LibreOffice/25.2.4.3$Windows_X86_64 LibreOffice_project/33e196637044ead23f5c3226cde09b47731f7e27</meta:generator>
    <meta:document-statistic meta:object-count="1"/>
  </office:meta>
</office:document-meta>
</file>